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leObj6" manifest:media-type="application/octet-stream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7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line-height="150%" fo:text-align="start" style:justify-single-word="false"/>
    </style:style>
    <style:style style:name="P2" style:family="paragraph" style:parent-style-name="Standard">
      <style:paragraph-properties fo:margin-top="0cm" fo:margin-bottom="0.282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82cm" loext:contextual-spacing="false" fo:line-height="150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054dd1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6" style:family="text">
      <style:text-properties fo:color="#729fc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7" style:family="text">
      <style:text-properties fo:color="#729fcf" style:font-name="Calibri1" fo:font-size="11pt" fo:font-weight="normal" fo:background-color="transparent" loext:char-shading-value="0" style:font-name-asian="Calibri1" style:font-name-complex="Calibri1"/>
    </style:style>
    <style:style style:name="T8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9" style:family="text">
      <style:text-properties officeooo:rsid="00054dd1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INTRODUCCIÓN </text:p>
      <text:p text:style-name="P3">1.1. Justificación</text:p>
      <text:p text:style-name="P1"><text:span text:style-name="T1"><text:tab/></text:span><text:span text:style-name="T2">Somos el restaurante “La Pinta”, un restaurante de lujo dispuesto a crear su propia <text:tab/>página web para llegar a expandir nuestro negocio y nuestra marca.</text:span></text:p>
      <text:p text:style-name="P3">1.2. Objetivos</text:p>
      <text:p text:style-name="P1"><text:span text:style-name="T4"><text:tab/></text:span><text:span text:style-name="T2">Nuestros objetivos son los siguientes:</text:span></text:p>
      <text:p text:style-name="P4"><text:tab/>-Queremos desarrollar una página web sencilla de usar y cómoda, además de tener un estilo <text:tab/>vintage que capte la atención de nuestros clientes.</text:p>
      <text:p text:style-name="P4"><text:tab/>-Buscamos informar a nuestros clientes sobre la carta de nuestro restaurante, los <text:tab/>eventos del local, que pueden reservar y pedir a domicilio en el local, y sobretodo <text:tab/>hacerles saber quienes somos y cuál es nuestra historia para que confíen en nuestra <text:tab/>marca.</text:p>
      <text:p text:style-name="P3">1.2.1. Características de la aplicación</text:p>
      <text:p text:style-name="P4"><text:tab/>-En la página mostraremos todos nuestros menús y nuestra carta, para que los <text:tab/>clientes sepan lo que nuestro restaurante puede ofrecerles.</text:p>
      <text:p text:style-name="P4"><text:tab/>-También mostraremos los eventos que tendrán lugar en el restaurante (catas de <text:tab/> <text:tab/> vinos, degustación de tapas, etc), además de la historia que tiene nuestro local junto a <text:s/>sus <text:tab/>chefs.</text:p>
      <text:p text:style-name="P4"><text:tab/>-Por último, tenemos como objetivo informar de cómo és y donde se encuentra <text:tab/> <text:tab/> nuestro local, para así que nuestros clientes puedan ponerse en contacto con <text:tab/>nosotros por cualquier inconveniente, y sobretodo para que puedan realizar tantas <text:tab/>reservas y pedidos a domicilio como deseen.</text:p>
      <text:p text:style-name="P3">1.3. Comparativa</text:p>
      <text:p text:style-name="P1"><text:span text:style-name="T1"><text:tab/></text:span><text:span text:style-name="T2">Para el diseño de nuestra página web nos hemos inspirado con las siguientes ideas de sus <text:tab/>respectivas webs(todas son páginas web de restaurantes):</text:span></text:p>
      <text:p text:style-name="P1"><text:span text:style-name="T2"><text:tab/>-</text:span><text:a xlink:type="simple" xlink:href="https://mellowmushroom.com/" text:style-name="Internet_20_link" text:visited-style-name="Visited_20_Internet_20_Link"><text:span text:style-name="T6">https://mellowmushroom.com/</text:span></text:a><text:span text:style-name="T7">:</text:span><text:span text:style-name="T2"> De esta página sacamos la idea del header con la imagen fija.</text:span></text:p>
      <text:p text:style-name="P1"><text:span text:style-name="T2"><text:tab/>-</text:span><text:a xlink:type="simple" xlink:href="https://www.zizzi.co.uk/" text:style-name="Internet_20_link" text:visited-style-name="Visited_20_Internet_20_Link"><text:span text:style-name="T6">https://www.zizzi.co.uk/</text:span></text:a><text:span text:style-name="T2"> De esta página nos hemos inspirado en los menus simples y <text:tab/>sencillos(contraste colores oscuro claro).</text:span></text:p>
      <text:p text:style-name="P1"><text:soft-page-break/><text:span text:style-name="T2"><text:tab/>-</text:span><text:a xlink:type="simple" xlink:href="https://www.caravanrestaurants.co.uk/exmouth-market.html" text:style-name="Internet_20_link" text:visited-style-name="Visited_20_Internet_20_Link"><text:span text:style-name="T6">https://www.caravanrestaurants.co.uk/exmouth-market.html</text:span></text:a><text:span text:style-name="T7"> </text:span><text:span text:style-name="T2">De esta página nos ha <text:tab/>parecido interesante como es su estilo de hacer las secciones horizontalmente.</text:span></text:p>
      <text:p text:style-name="P1"><text:span text:style-name="T2"><text:tab/>-</text:span><text:a xlink:type="simple" xlink:href="http://sweetbasilvail.com/(https://sweetbasilvail.com/dinner/)" text:style-name="Internet_20_link" text:visited-style-name="Visited_20_Internet_20_Link"><text:span text:style-name="T6">http://sweetbasilvail.com/(https://sweetbasilvail.com/dinner/)</text:span></text:a><text:span text:style-name="T2"> De ésta página nos <text:tab/>inspiró la idea de poner el menú en forma de columna de manera sencilla y limpia.</text:span></text:p>
      <text:p text:style-name="P1"><text:span text:style-name="T2"><text:tab/>-</text:span><text:a xlink:type="simple" xlink:href="https://boarshead.com/espanol" text:style-name="Internet_20_link" text:visited-style-name="Visited_20_Internet_20_Link"><text:span text:style-name="T6">https://boarshead.com/espanol</text:span></text:a><text:span text:style-name="T2"> De esta página nos pareció una buena idea el cómo <text:tab/>estaba descrito el apartado de “Quienes somos” y la historia del restaurante.</text:span></text:p>
      <text:p text:style-name="P1"><text:span text:style-name="T2"><text:tab/>-</text:span><text:a xlink:type="simple" xlink:href="http://www.harboursixty.com/" text:style-name="Internet_20_link" text:visited-style-name="Visited_20_Internet_20_Link"><text:span text:style-name="T6">http://www.harboursixty.com/</text:span></text:a><text:span text:style-name="T2"> De ésta página nos inspiro el estilo de poner en las <text:tab/>secciones una imagen y a su lado un pequeño texto descriptivo, dando un estilo <text:tab/>profesional y limpio </text:span></text:p>
      <text:p text:style-name="P1"><text:span text:style-name="T2"><text:tab/>-</text:span><text:a xlink:type="simple" xlink:href="http://lamaddalena.pl/" text:style-name="Internet_20_link" text:visited-style-name="Visited_20_Internet_20_Link"><text:span text:style-name="T6">http://lamaddalena.pl/</text:span></text:a><text:span text:style-name="T2"> <text:s/>De ésta página nos pareció buena idea el poner un apartado sobre los <text:tab/>chefs que se hacen cargo de la comida de nuestro negocio, además de el estilo de la galería del <text:tab/>restaurante.</text:span></text:p>
      <text:p text:style-name="P1"><text:span text:style-name="T2"><text:tab/>-</text:span><text:a xlink:type="simple" xlink:href="https://www.philippechow.com/gallery/" text:style-name="Internet_20_link" text:visited-style-name="Visited_20_Internet_20_Link"><text:span text:style-name="T6">https://www.philippechow.com/gallery/</text:span></text:a><text:span text:style-name="T2"> De ésta página nos gustó mucho el estilo <text:tab/>minimalista que tiene el footer.</text:span></text:p>
      <text:p text:style-name="P3">2. ANÁLISIS Y PLANIFICACIÓN </text:p>
      <text:p text:style-name="P3">2.1. Análisis</text:p>
      <text:p text:style-name="P4"><text:tab/>La página se dividirá en las siguientes secciones:</text:p>
      <text:p text:style-name="P1"><text:span text:style-name="T2"><text:tab/></text:span><text:span text:style-name="T5">-Index:</text:span><text:span text:style-name="T2"> La página principal con un pequeño resumen de la historia del restaurante, la carta, los <text:tab/>eventos, pedidos a domicilio y las reservas al local.</text:span></text:p>
      <text:p text:style-name="P1"><text:span text:style-name="T2"><text:tab/></text:span><text:span text:style-name="T5">-Carta:</text:span><text:span text:style-name="T2"> Contendrá el menú del dia, los platos, postres y vinos de nuestro restaurante.</text:span></text:p>
      <text:p text:style-name="P1"><text:span text:style-name="T2"><text:tab/></text:span><text:span text:style-name="T5">-Eventos:</text:span><text:span text:style-name="T2"> En ella se mostrarán los distintos eventos que ocurrirán en el restaurante, como <text:tab/>catas de vinos, degustación de tapas, noches temáticas, festividades, pequeños <text:tab/>conciertos, cómicos, etc.</text:span></text:p>
      <text:p text:style-name="P1"><text:span text:style-name="T2"><text:tab/></text:span><text:span text:style-name="T5">-Pedidos: </text:span><text:span text:style-name="T2">Será la página donde los clientes podrán pedir su comida preferida a <text:tab/>domicilio poniéndose en contacto con nosotros con un formulario.</text:span></text:p>
      <text:p text:style-name="P1"><text:span text:style-name="T2"><text:tab/></text:span><text:span text:style-name="T5">-Reservas: </text:span><text:span text:style-name="T2">Es la página donde los clientes realizan sus reservas en nuestro local a través de un <text:tab/>pequeño formulario.</text:span></text:p>
      <text:p text:style-name="P1"><text:span text:style-name="T2"><text:tab/></text:span><text:span text:style-name="T5">-Quienes somos:</text:span><text:span text:style-name="T2"> Es la última página donde pondremos tanto la historia del <text:tab/>restaurante como <text:tab/>los chefs que llevan el restaurante, imágenes y videos del local, y hasta los premios que ha <text:tab/>ganado el restaurante.</text:span></text:p>
      <text:p text:style-name="P3"><text:soft-page-break/>2.1.1. Lenguaje en la parte cliente:</text:p>
      <text:p text:style-name="P1"><text:span text:style-name="T1"><text:tab/></text:span><text:span text:style-name="T2">La página está programada en lenguaje html</text:span><text:span text:style-name="T3">5</text:span><text:span text:style-name="T2"> con css.</text:span></text:p>
      <text:p text:style-name="P3">2.2. Planificación y fases del desarrollo:</text:p>
      <text:p text:style-name="P1"><text:span text:style-name="T1"><text:tab/></text:span><text:span text:style-name="T2">La planificación del proyecto y su desarrollo será el siguiente:</text:span></text:p>
      <text:p text:style-name="P4"><text:tab/>Se comenzará a crear el index principal con sus secciones y con su header/footer, los cuales se <text:tab/>utilizarán en las demás páginas. Una vez desarrollado la página principal, quedarán las <text:tab/>páginas secundarias pero no menos importantes. Se seguirá con la carta y sus derivados <text:tab/>(eventos en el local, pedidos y reservas...) y por último finalizará con la página de "Quienes <text:tab/>somos", un apartado donde explicará más en profundidad la historia de nuestro restaurante <text:tab/>seguido de sus premios más caracter<text:span text:style-name="T9">í</text:span>sticos, sus chefs reconocidos, y fotos y videos del local. </text:p>
      <text:p text:style-name="P3">3. DESARROLLO </text:p>
      <text:p text:style-name="P3">3.1. Diseño</text:p>
      <text:p text:style-name="P1"><text:span text:style-name="T1"><text:tab/></text:span><text:span text:style-name="T2">El diseño de las páginas será el siguiente(paginas secundarias incompletas):</text:span></text:p>
      <text:p text:style-name="P1"><text:span text:style-name="T2"><text:tab/>-</text:span><text:span text:style-name="T5">Index:</text:span></text:p>
      <text:p text:style-name="P4"><text:tab/></text:p>
      <text:p text:style-name="P2"><text:soft-page-break/><draw:frame draw:style-name="fr1" draw:name="1" text:anchor-type="as-char" svg:width="12.568cm" style:rel-width="scale" svg:height="14.473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text:span text:style-name="T1"><text:tab/>-</text:span><text:span text:style-name="T5">Menu del dia:</text:span></text:p>
      <text:p text:style-name="P4"><text:tab/></text:p>
      <text:p text:style-name="P2"><text:soft-page-break/><draw:frame draw:style-name="fr1" draw:name="2" text:anchor-type="as-char" svg:width="12.859cm" style:rel-width="scale" svg:height="14.79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"><text:span text:style-name="T1"><text:tab/>-</text:span><text:span text:style-name="T5">Vinos:</text:span></text:p>
      <text:p text:style-name="P2"><text:soft-page-break/><draw:frame draw:style-name="fr1" draw:name="3" text:anchor-type="as-char" svg:width="12.938cm" style:rel-width="scale" svg:height="14.923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"><text:span text:style-name="T1"><text:tab/>-</text:span><text:span text:style-name="T5">Platos/postres:</text:span></text:p>
      <text:p text:style-name="P2"><text:soft-page-break/><draw:frame draw:style-name="fr1" draw:name="4" text:anchor-type="as-char" svg:width="13.917cm" style:rel-width="scale" svg:height="16.007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">-Eventos:</text:p>
      <text:p text:style-name="P2"><text:soft-page-break/><draw:frame draw:style-name="fr1" draw:name="5" text:anchor-type="as-char" svg:width="14.446cm" style:rel-width="scale" svg:height="16.669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5"/>
      <text:p text:style-name="P5">-Pedidos:</text:p>
      <text:p text:style-name="P2"><text:soft-page-break/><draw:frame draw:style-name="fr1" draw:name="6" text:anchor-type="as-char" svg:width="14.605cm" style:rel-width="scale" svg:height="16.854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5"/>
      <text:p text:style-name="P5">-Reservas:</text:p>
      <text:p text:style-name="P2"><text:soft-page-break/><draw:frame draw:style-name="fr1" draw:name="7" text:anchor-type="as-char" svg:width="14.314cm" style:rel-width="scale" svg:height="16.536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3">4. AMPLIACIONES </text:p>
      <text:p text:style-name="P3">4.1. Mejora de código </text:p>
      <text:p text:style-name="P1"><text:span text:style-name="T1"><text:tab/></text:span><text:span text:style-name="T2">Nuestro código está separado en html enlazado a un documento css el cual tiene <text:tab/>comentada cada sección en el propio código para así no causar confusión.</text:span></text:p>
      <text:p text:style-name="P3">4.2. Soporte de idiomas </text:p>
      <text:p text:style-name="P1"><text:span text:style-name="T1"><text:tab/></text:span><text:span text:style-name="T2">Nuestra página web tendr</text:span><text:span text:style-name="T3">á</text:span><text:span text:style-name="T2"> soporte para dos idiomas, principalmente estará <text:tab/>disponible en inglés, pero tendrá la opción de cambiar el idioma al español en <text:tab/>cualquier momento con un simple click.</text:span></text:p>
      <text:p text:style-name="P3">5. <text:span text:style-name="T9">AUTO</text:span>EVALUACIÓN Y CONCLUSIONES FINALES </text:p>
      <text:p text:style-name="P1"><text:soft-page-break/><text:span text:style-name="T1"><text:tab/></text:span><text:span text:style-name="T2">Durante la realización de este proyecto hemos podido comprobar lo que hemos <text:tab/>aprendido en este curso de desarrollo web. Cabe destacar que, por </text:span><text:span text:style-name="T3">falta de tiempo</text:span><text:span text:style-name="T2">, la <text:tab/>funcionalidad de la aplicación web puede no ser completa. Muchas mejoras y ampliaciones <text:tab/>quedan fuera del alcance de este proyecto por su duración y extensión. Igualmente, bajo <text:tab/>nuestro punto de vista, se trata de un proyecto realizado satisfactoriamente.</text:span></text:p>
      <text:p text:style-name="P3">6. REFERENCIAS </text:p>
      <text:p text:style-name="P1"><text:span text:style-name="T2"><text:tab/>-</text:span><text:a xlink:type="simple" xlink:href="https://mellowmushroom.com/" text:style-name="Internet_20_link" text:visited-style-name="Visited_20_Internet_20_Link"><text:span text:style-name="T8">https://mellowmushroom.com/</text:span></text:a></text:p>
      <text:p text:style-name="P1"><text:span text:style-name="T2"><text:tab/>-</text:span><text:a xlink:type="simple" xlink:href="https://www.zizzi.co.uk/" text:style-name="Internet_20_link" text:visited-style-name="Visited_20_Internet_20_Link"><text:span text:style-name="T8">https://www.zizzi.co.uk/</text:span></text:a></text:p>
      <text:p text:style-name="P1"><text:span text:style-name="T2"><text:tab/>-</text:span><text:a xlink:type="simple" xlink:href="https://www.caravanrestaurants.co.uk/exmouth-market.html" text:style-name="Internet_20_link" text:visited-style-name="Visited_20_Internet_20_Link"><text:span text:style-name="T8">https://www.caravanrestaurants.co.uk/exmouth-market.html</text:span></text:a></text:p>
      <text:p text:style-name="P1"><text:span text:style-name="T2"><text:tab/>-</text:span><text:a xlink:type="simple" xlink:href="http://sweetbasilvail.com/(https://sweetbasilvail.com/dinner/)" text:style-name="Internet_20_link" text:visited-style-name="Visited_20_Internet_20_Link"><text:span text:style-name="T8">http://sweetbasilvail.com/(https://sweetbasilvail.com/dinner/)</text:span></text:a></text:p>
      <text:p text:style-name="P1"><text:span text:style-name="T2"><text:tab/>-</text:span><text:a xlink:type="simple" xlink:href="https://boarshead.com/espanol" text:style-name="Internet_20_link" text:visited-style-name="Visited_20_Internet_20_Link"><text:span text:style-name="T8">https://boarshead.com/espanol</text:span></text:a></text:p>
      <text:p text:style-name="P1"><text:span text:style-name="T2"><text:tab/>-</text:span><text:a xlink:type="simple" xlink:href="http://www.harboursixty.com/" text:style-name="Internet_20_link" text:visited-style-name="Visited_20_Internet_20_Link"><text:span text:style-name="T8">http://www.harboursixty.com/</text:span></text:a></text:p>
      <text:p text:style-name="P1"><text:span text:style-name="T2"><text:tab/>-</text:span><text:a xlink:type="simple" xlink:href="http://lamaddalena.pl/" text:style-name="Internet_20_link" text:visited-style-name="Visited_20_Internet_20_Link"><text:span text:style-name="T8">http://lamaddalena.pl/</text:span></text:a></text:p>
      <text:p text:style-name="P1"><text:span text:style-name="T2"><text:tab/>-</text:span><text:a xlink:type="simple" xlink:href="https://www.philippechow.com/gallery/" text:style-name="Internet_20_link" text:visited-style-name="Visited_20_Internet_20_Link"><text:span text:style-name="T8">https://www.philippechow.com/gallery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16T18:50:21.538000000</dc:date>
    <meta:editing-duration>PT6M56S</meta:editing-duration>
    <meta:editing-cycles>1</meta:editing-cycles>
    <meta:document-statistic meta:table-count="0" meta:image-count="0" meta:object-count="7" meta:page-count="11" meta:paragraph-count="70" meta:word-count="834" meta:character-count="5784" meta:non-whitespace-character-count="4908"/>
    <meta:generator>LibreOffice/6.3.0.4$Windows_X86_64 LibreOffice_project/057fc023c990d676a43019934386b85b21a9ee99</meta:generator>
  </office:meta>
</office:document-meta>
</file>